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000000060870AE37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2.322cm"/>
    </style:style>
    <style:style style:name="pr7" style:family="presentation" style:parent-style-name="Standard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color="#94006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256cm" svg:x="1.4cm" svg:y="0.962cm" presentation:class="title">
          <draw:text-box>
            <text:p>Présentation 1</text:p>
          </draw:text-box>
        </draw:frame>
        <draw:frame presentation:style-name="pr2" draw:layer="layout" svg:width="25.199cm" svg:height="13.609cm" svg:x="1.4cm" svg:y="5.039cm" presentation:class="subtitle">
          <draw:text-box>
            <text:p>Titre de la pres 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7cm" svg:x="1.4cm" svg:y="0.837cm" presentation:class="title" presentation:user-transformed="true">
          <draw:text-box>
            <text:p>Slide 1.1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 premier</text:p>
              </text:list-item>
              <text:list-item>
                <text:p>En second </text:p>
              </text:list-item>
              <text:list-item>
                <text:p>En troisième</text:p>
              </text:list-item>
              <text:list-item>
                <text:p><text:span text:style-name="T1">En couleu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9">
        <draw:frame presentation:style-name="pr4" draw:layer="layout" svg:width="25.199cm" svg:height="3.507cm" svg:x="1.4cm" svg:y="0.837cm" presentation:class="title">
          <draw:text-box>
            <text:p>Slide 1.2</text:p>
          </draw:text-box>
        </draw:frame>
        <draw:frame presentation:style-name="pr7" draw:layer="layout" svg:width="12.296cm" svg:height="13.86cm" svg:x="14.311cm" svg:y="4.914cm" presentation:class="outline">
          <draw:text-box>
            <text:list text:style-name="L2">
              <text:list-item>
                <text:p>Slide avec image</text:p>
              </text:list-item>
            </text:list>
          </draw:text-box>
        </draw:frame>
        <draw:frame draw:style-name="gr2" draw:text-style-name="P1" draw:layer="layout" svg:width="12.296cm" svg:height="12.296cm" svg:x="1.4cm" svg:y="5.696cm" presentation:class="graphic">
          <draw:image xlink:href="Pictures/100000000000006000000060870AE37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éphane Bonhomme</meta:initial-creator>
    <meta:creation-date>2011-03-09T21:45:33</meta:creation-date>
    <meta:editing-duration>PT00H16M26S</meta:editing-duration>
    <meta:editing-cycles>4</meta:editing-cycles>
    <dc:date>2011-03-13T10:24:26</dc:date>
    <dc:creator>Stéphane Bonhomme</dc:creator>
    <meta:generator>OpenOffice.org/3.2$Linux OpenOffice.org_project/320m12$Build-9483</meta:generator>
    <meta:document-statistic meta:object-count="34"/>
  </office:meta>
</office:document-meta>
</file>